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loext:contextual-spacing="false" fo:text-align="justify" style:justify-single-word="false"/>
      <style:text-properties style:font-name="Georgia" fo:font-weight="normal" officeooo:rsid="002fc5fc" officeooo:paragraph-rsid="002fc5fc" style:font-weight-asian="normal" style:font-weight-complex="normal"/>
    </style:style>
    <style:style style:name="P2" style:family="paragraph" style:parent-style-name="Standard">
      <style:paragraph-properties fo:margin-top="0in" fo:margin-bottom="0in" loext:contextual-spacing="false" fo:text-align="justify" style:justify-single-word="false"/>
      <style:text-properties style:font-name="Georgia" fo:font-weight="normal" officeooo:rsid="003507fc" officeooo:paragraph-rsid="003507fc" style:font-weight-asian="normal" style:font-weight-complex="normal"/>
    </style:style>
    <style:style style:name="P3" style:family="paragraph" style:parent-style-name="Standard">
      <style:paragraph-properties fo:margin-top="0in" fo:margin-bottom="0in" loext:contextual-spacing="false" fo:text-align="justify" style:justify-single-word="false"/>
      <style:text-properties style:font-name="Georgia" fo:font-weight="normal" officeooo:rsid="003b3a46" officeooo:paragraph-rsid="003b3a46" style:font-weight-asian="normal" style:font-weight-complex="normal"/>
    </style:style>
    <style:style style:name="P4" style:family="paragraph" style:parent-style-name="Standard">
      <style:paragraph-properties fo:margin-top="0in" fo:margin-bottom="0in" loext:contextual-spacing="false" fo:text-align="justify" style:justify-single-word="false"/>
      <style:text-properties style:font-name="Georgia" fo:font-weight="normal" officeooo:rsid="003f13c5" officeooo:paragraph-rsid="003f13c5" style:font-weight-asian="normal" style:font-weight-complex="normal"/>
    </style:style>
    <style:style style:name="P5" style:family="paragraph" style:parent-style-name="Standard">
      <style:paragraph-properties fo:margin-top="0in" fo:margin-bottom="0in" loext:contextual-spacing="false" fo:text-align="justify" style:justify-single-word="false"/>
      <style:text-properties style:font-name="Georgia" fo:font-weight="normal" officeooo:rsid="003fa463" officeooo:paragraph-rsid="003fa463" style:font-weight-asian="normal" style:font-weight-complex="normal"/>
    </style:style>
    <style:style style:name="P6" style:family="paragraph" style:parent-style-name="Standard">
      <style:paragraph-properties fo:margin-top="0in" fo:margin-bottom="0in" loext:contextual-spacing="false" fo:text-align="justify" style:justify-single-word="false"/>
      <style:text-properties style:font-name="Georgia" fo:font-weight="bold" officeooo:rsid="003507fc" officeooo:paragraph-rsid="003507fc" style:font-weight-asian="bold" style:font-weight-complex="bold"/>
    </style:style>
    <style:style style:name="P7" style:family="paragraph" style:parent-style-name="Standard">
      <style:paragraph-properties fo:margin-top="0in" fo:margin-bottom="0in" loext:contextual-spacing="false" fo:text-align="justify" style:justify-single-word="false"/>
      <style:text-properties style:font-name="Georgia" fo:font-weight="bold" officeooo:rsid="003b3a46" officeooo:paragraph-rsid="003b3a46" style:font-weight-asian="bold" style:font-weight-complex="bold"/>
    </style:style>
    <style:style style:name="P8" style:family="paragraph" style:parent-style-name="Standard">
      <style:paragraph-properties fo:margin-top="0in" fo:margin-bottom="0in" loext:contextual-spacing="false" fo:text-align="justify" style:justify-single-word="false"/>
      <style:text-properties style:font-name="Georgia" fo:font-weight="bold" officeooo:rsid="003f13c5" officeooo:paragraph-rsid="003f13c5" style:font-weight-asian="bold" style:font-weight-complex="bold"/>
    </style:style>
    <style:style style:name="P9" style:family="paragraph" style:parent-style-name="Standard">
      <style:paragraph-properties fo:margin-top="0in" fo:margin-bottom="0in" loext:contextual-spacing="false" fo:text-align="justify" style:justify-single-word="false"/>
      <style:text-properties style:font-name="Georgia" fo:font-weight="bold" officeooo:rsid="003fa463" officeooo:paragraph-rsid="003fa463" style:font-weight-asian="bold" style:font-weight-complex="bold"/>
    </style:style>
    <style:style style:name="P10" style:family="paragraph" style:parent-style-name="Standard">
      <style:paragraph-properties fo:margin-top="0in" fo:margin-bottom="0in" loext:contextual-spacing="false" fo:text-align="justify" style:justify-single-word="false"/>
      <style:text-properties officeooo:paragraph-rsid="003fa463"/>
    </style:style>
    <style:style style:name="P11" style:family="paragraph" style:parent-style-name="Standard" style:master-page-name="Standard">
      <style:paragraph-properties fo:margin-top="0in" fo:margin-bottom="0in" loext:contextual-spacing="false" fo:text-align="justify" style:justify-single-word="false" style:page-number="auto"/>
      <style:text-properties style:font-name="Georgia" fo:font-weight="bold" officeooo:rsid="002fc5fc" officeooo:paragraph-rsid="002fc5fc" style:font-weight-asian="bold" style:font-weight-complex="bold"/>
    </style:style>
    <style:style style:name="P12" style:family="paragraph" style:parent-style-name="Standard">
      <style:paragraph-properties fo:margin-top="0in" fo:margin-bottom="0in" loext:contextual-spacing="false" fo:text-align="justify" style:justify-single-word="false"/>
      <style:text-properties officeooo:paragraph-rsid="003fa463"/>
    </style:style>
    <style:style style:name="P13" style:family="paragraph" style:parent-style-name="Standard">
      <style:paragraph-properties fo:margin-top="0in" fo:margin-bottom="0in" loext:contextual-spacing="false" fo:text-align="justify" style:justify-single-word="false"/>
      <style:text-properties officeooo:rsid="00487271" officeooo:paragraph-rsid="00487271"/>
    </style:style>
    <style:style style:name="P14" style:family="paragraph" style:parent-style-name="Standard">
      <style:paragraph-properties fo:margin-top="0in" fo:margin-bottom="0in" loext:contextual-spacing="false" fo:text-align="justify" style:justify-single-word="false"/>
      <style:text-properties fo:font-weight="bold" officeooo:rsid="00487271" officeooo:paragraph-rsid="00487271" style:font-weight-asian="bold" style:font-weight-complex="bold"/>
    </style:style>
    <style:style style:name="T1" style:family="text">
      <style:text-properties officeooo:rsid="003108b2"/>
    </style:style>
    <style:style style:name="T2" style:family="text">
      <style:text-properties officeooo:rsid="00329dd8"/>
    </style:style>
    <style:style style:name="T3" style:family="text">
      <style:text-properties officeooo:rsid="0034486f"/>
    </style:style>
    <style:style style:name="T4" style:family="text">
      <style:text-properties officeooo:rsid="003507fc"/>
    </style:style>
    <style:style style:name="T5" style:family="text">
      <style:text-properties officeooo:rsid="0036b9cf"/>
    </style:style>
    <style:style style:name="T6" style:family="text">
      <style:text-properties officeooo:rsid="0037c216"/>
    </style:style>
    <style:style style:name="T7" style:family="text">
      <style:text-properties officeooo:rsid="0038969f"/>
    </style:style>
    <style:style style:name="T8" style:family="text">
      <style:text-properties officeooo:rsid="0038fd3e"/>
    </style:style>
    <style:style style:name="T9" style:family="text">
      <style:text-properties officeooo:rsid="0039aadf"/>
    </style:style>
    <style:style style:name="T10" style:family="text">
      <style:text-properties officeooo:rsid="003b3b93"/>
    </style:style>
    <style:style style:name="T11" style:family="text">
      <style:text-properties officeooo:rsid="003bf6d6"/>
    </style:style>
    <style:style style:name="T12" style:family="text">
      <style:text-properties officeooo:rsid="003d7185"/>
    </style:style>
    <style:style style:name="T13" style:family="text">
      <style:text-properties officeooo:rsid="003f76c7"/>
    </style:style>
    <style:style style:name="T14" style:family="text">
      <style:text-properties style:font-name="Georgia" fo:font-weight="normal" officeooo:rsid="003fa463" style:font-weight-asian="normal" style:font-weight-complex="normal"/>
    </style:style>
    <style:style style:name="T15" style:family="text">
      <style:text-properties fo:color="#00000a" style:font-name="Georgia" fo:font-size="11pt" fo:language="en" fo:country="US" fo:font-weight="normal" style:font-name-asian="SimSun" style:font-size-asian="11pt" style:language-asian="en" style:country-asian="US" style:font-weight-asian="normal" style:font-name-complex="Calibri1" style:font-size-complex="11pt" style:language-complex="ar" style:country-complex="SA" style:font-weight-complex="normal"/>
    </style:style>
    <style:style style:name="T16" style:family="text">
      <style:text-properties fo:color="#00000a" style:font-name="Georgia" fo:font-size="11pt" fo:language="en" fo:country="US" fo:font-weight="normal" officeooo:rsid="003fa463" style:font-name-asian="SimSun" style:font-size-asian="11pt" style:language-asian="en" style:country-asian="US" style:font-weight-asian="normal" style:font-name-complex="Calibri1" style:font-size-complex="11pt" style:language-complex="ar" style:country-complex="SA" style:font-weight-complex="normal"/>
    </style:style>
    <style:style style:name="T17" style:family="text">
      <style:text-properties fo:color="#00000a" style:font-name="Georgia" fo:font-size="11pt" fo:language="en" fo:country="US" fo:font-weight="normal" officeooo:rsid="0041a132" style:font-name-asian="SimSun" style:font-size-asian="11pt" style:language-asian="en" style:country-asian="US" style:font-weight-asian="normal" style:font-name-complex="Calibri1" style:font-size-complex="11pt" style:language-complex="ar" style:country-complex="SA" style:font-weight-complex="normal"/>
    </style:style>
    <style:style style:name="T18" style:family="text">
      <style:text-properties fo:color="#00000a" style:font-name="Georgia" fo:font-size="11pt" fo:language="en" fo:country="US" fo:font-weight="normal" officeooo:rsid="00420d49" style:font-name-asian="SimSun" style:font-size-asian="11pt" style:language-asian="en" style:country-asian="US" style:font-weight-asian="normal" style:font-name-complex="Calibri1" style:font-size-complex="11pt" style:language-complex="ar" style:country-complex="SA" style:font-weight-complex="normal"/>
    </style:style>
    <style:style style:name="T19" style:family="text">
      <style:text-properties fo:color="#00000a" style:font-name="Georgia" fo:font-size="11pt" fo:language="en" fo:country="US" fo:font-weight="normal" officeooo:rsid="0043cc78" style:font-name-asian="SimSun" style:font-size-asian="11pt" style:language-asian="en" style:country-asian="US" style:font-weight-asian="normal" style:font-name-complex="Calibri1" style:font-size-complex="11pt" style:language-complex="ar" style:country-complex="SA" style:font-weight-complex="normal"/>
    </style:style>
    <style:style style:name="T20" style:family="text">
      <style:text-properties fo:color="#00000a" style:font-name="Georgia" fo:font-size="11pt" fo:language="en" fo:country="US" fo:font-weight="normal" officeooo:rsid="0043f2f0" style:font-name-asian="SimSun" style:font-size-asian="11pt" style:language-asian="en" style:country-asian="US" style:font-weight-asian="normal" style:font-name-complex="Calibri1" style:font-size-complex="11pt" style:language-complex="ar" style:country-complex="SA" style:font-weight-complex="normal"/>
    </style:style>
    <style:style style:name="T21" style:family="text">
      <style:text-properties fo:color="#00000a" style:font-name="Georgia" fo:font-size="11pt" fo:language="en" fo:country="US" fo:font-weight="normal" officeooo:rsid="00453f0b" style:font-name-asian="SimSun" style:font-size-asian="11pt" style:language-asian="en" style:country-asian="US" style:font-weight-asian="normal" style:font-name-complex="Calibri1" style:font-size-complex="11pt" style:language-complex="ar" style:country-complex="SA" style:font-weight-complex="normal"/>
    </style:style>
    <style:style style:name="T22" style:family="text">
      <style:text-properties fo:color="#00000a" style:font-name="Georgia" fo:font-size="11pt" fo:language="en" fo:country="US" fo:font-weight="normal" officeooo:rsid="00467fb6" style:font-name-asian="SimSun" style:font-size-asian="11pt" style:language-asian="en" style:country-asian="US" style:font-weight-asian="normal" style:font-name-complex="Calibri1" style:font-size-complex="11pt" style:language-complex="ar" style:country-complex="SA" style:font-weight-complex="normal"/>
    </style:style>
    <style:style style:name="T23" style:family="text">
      <style:text-properties fo:color="#00000a" style:font-name="Georgia" fo:font-size="11pt" fo:language="en" fo:country="US" fo:font-weight="normal" officeooo:rsid="0046f063" style:font-name-asian="SimSun" style:font-size-asian="11pt" style:language-asian="en" style:country-asian="US" style:font-weight-asian="normal" style:font-name-complex="Calibri1" style:font-size-complex="11pt" style:language-complex="ar" style:country-complex="SA" style:font-weight-complex="normal"/>
    </style:style>
    <style:style style:name="T24" style:family="text">
      <style:text-properties fo:color="#00000a" style:font-name="Georgia" fo:font-size="11pt" fo:language="en" fo:country="US" fo:font-weight="normal" officeooo:rsid="00492140" style:font-name-asian="SimSun" style:font-size-asian="11pt" style:language-asian="en" style:country-asian="US" style:font-weight-asian="normal" style:font-name-complex="Calibri1" style:font-size-complex="11pt" style:language-complex="ar" style:country-complex="SA" style:font-weight-complex="normal"/>
    </style:style>
    <style:style style:name="T25" style:family="text">
      <style:text-properties fo:color="#00000a" style:font-name="Georgia" fo:font-size="11pt" fo:language="en" fo:country="US" fo:font-weight="normal" officeooo:rsid="004ad22b" style:font-name-asian="SimSun" style:font-size-asian="11pt" style:language-asian="en" style:country-asian="US" style:font-weight-asian="normal" style:font-name-complex="Calibri1" style:font-size-complex="11pt" style:language-complex="ar" style:country-complex="SA" style:font-weight-complex="normal"/>
    </style:style>
    <style:style style:name="T26" style:family="text">
      <style:text-properties fo:color="#00000a" style:font-name="Georgia" fo:font-size="11pt" fo:language="en" fo:country="US" fo:font-weight="normal" officeooo:rsid="004b9b99" style:font-name-asian="SimSun" style:font-size-asian="11pt" style:language-asian="en" style:country-asian="US" style:font-weight-asian="normal" style:font-name-complex="Calibri1" style:font-size-complex="11pt" style:language-complex="ar" style:country-complex="SA" style:font-weight-complex="normal"/>
    </style:style>
    <style:style style:name="T27" style:family="text">
      <style:text-properties fo:color="#00000a" style:font-name="Georgia" fo:font-size="11pt" fo:language="en" fo:country="US" style:font-name-asian="SimSun" style:font-size-asian="11pt" style:language-asian="en" style:country-asian="US" style:font-name-complex="Calibri1" style:font-size-complex="11pt" style:language-complex="ar" style:country-complex="SA"/>
    </style:style>
    <style:style style:name="T28" style:family="text">
      <style:text-properties fo:color="#00000a" style:font-name="Georgia" fo:font-size="11pt" fo:language="en" fo:country="US" officeooo:rsid="0046f063" style:font-name-asian="SimSun" style:font-size-asian="11pt" style:language-asian="en" style:country-asian="US" style:font-name-complex="Calibri1" style:font-size-complex="11pt" style:language-complex="ar" style:country-complex="S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Hiding</text:p>
      <text:p text:style-name="P1"><text:s text:c="5"/>It’s been five weeks since you’ve been home. <text:span text:style-name="T1">You’ve been hanging out at bars, in hotel rooms, that kind of thing. Even sleeping in your car from time to time. It’s not the best life, but it’s something. </text:span><text:span text:style-name="T2">Ever since you broke up with Alice, life has been quite different.</text:span></text:p>
      <text:p text:style-name="P1"><text:s text:c="5"/><text:span text:style-name="T3">You’ve been trying to hook up with women at bars. Some take to you while others give the vibe of don’t you fucking touch me. So you leave them alone. </text:span><text:span text:style-name="T4">It’s a good plan to leave them alone. Don’t want to be brought up on charges.</text:span></text:p>
      <text:p text:style-name="P1"/>
      <text:p text:style-name="P6">Fucking</text:p>
      <text:p text:style-name="P2"><text:s text:c="5"/>Those you do bring back to your hotel room, well they’re wild as tigers. You have all of this pent up sexual energy you don’t know what to do with yourself. <text:span text:style-name="T5">They seem to know this and take care of you quite well.</text:span></text:p>
      <text:p text:style-name="P2"><text:s text:c="5"/><text:span text:style-name="T5">They start with sucking your cock, then fondling your balls. Finally you’re thrusting into them like there’s no tomorrow and you don’t know if it’s night or day. </text:span><text:span text:style-name="T6">Their tits are in your face, oh my their tits. Talk about an appetite you have for them.</text:span></text:p>
      <text:p text:style-name="P2"><text:s text:c="5"/><text:span text:style-name="T7">Ass, pussy, ass, pussy you can’t make up your mind which you like more at this point. Talk about a conundrum. It would be nice if you had an idea of what you liked. You just know you like it all right now.</text:span></text:p>
      <text:p text:style-name="P2"><text:s text:c="5"/><text:span text:style-name="T8">The next morning, you’d wake up with her in your arms. You’ve forgotten all about your wife by this point.</text:span></text:p>
      <text:p text:style-name="P2"><text:s text:c="5"/><text:span text:style-name="T8">Getting dressed you get a good look at her. The beer goggles are gone. She’s not what you thought she looked like. That could be either good or bad.</text:span></text:p>
      <text:p text:style-name="P2"><text:soft-page-break/><text:s text:c="5"/><text:span text:style-name="T8">She wakes up, and rushes out the door claiming to be late to some meeting. Apparently her beer goggles have also disappeared and she sees you for who you really are.</text:span></text:p>
      <text:p text:style-name="P2"><text:s text:c="5"/><text:span text:style-name="T8">You doubt she’ll call, even though she said she will. </text:span><text:span text:style-name="T9">That’s okay it was a one night stand to begin with. No need to prolong anything.</text:span></text:p>
      <text:p text:style-name="P2"/>
      <text:p text:style-name="P7">Talking</text:p>
      <text:p text:style-name="P3"><text:s text:c="5"/>She wants to talk. You head home to confront her. What’s there to be said about any of it to begin with. You wonder. You wonder what she’ll say, how she’ll justify her actions, her wants, her intentions.</text:p>
      <text:p text:style-name="P3"><text:s text:c="5"/>As you suspected things don’t go over well. You head out again as she’s begging for you to stay.</text:p>
      <text:p text:style-name="P3"><text:s text:c="5"/><text:span text:style-name="T10">You wonder if you should turn around and stay as she asks. No that wouldn’t do any good. Nothing would work out like you expected it to. Life is too complicated at this point. There’s no need for any of that. This life is just too much for you to deal with. That’s what you keep telling yourself and you hope you’ll go through with it.</text:span></text:p>
      <text:p text:style-name="P3"><text:s text:c="5"/><text:span text:style-name="T11">Hopping in your car, you notice her running towards you. Her dress keeps flying up so you can see her blue panties. It was her favorite color after all.</text:span></text:p>
      <text:p text:style-name="P3"><text:s text:c="5"/><text:span text:style-name="T11">As she reaches the car, she tries to let herself in. The doors are locked. You never unlock the doors unless you’re getting in or getting out, and even then only the doors being used are unlocked.</text:span></text:p>
      <text:p text:style-name="P3"><text:s text:c="5"/><text:span text:style-name="T11">She’s pounding on the window. It’s quite a show to see how bonkers she has gone.</text:span></text:p>
      <text:p text:style-name="P3"><text:s text:c="5"/><text:span text:style-name="T12">Driving off, you watch in your rear view as she tries to run after you. She gives up after a while as you speed out of sight. Guess you kinda dodged a bullet with that one.</text:span></text:p>
      <text:p text:style-name="P3"><text:soft-page-break/></text:p>
      <text:p text:style-name="P8">Swimming</text:p>
      <text:p text:style-name="P4"><text:s text:c="5"/>The beach is lovely this time of year. <text:span text:style-name="T13">Shedding your clothes down to your swim trunks, you decide to take a little dip. The water isn’t too cold, it’s perfectly cool actually. Swimming back and forth you get into a groove.</text:span></text:p>
      <text:p text:style-name="P4"><text:s text:c="5"/><text:span text:style-name="T13">That’s when the shark appears. People run out of the water, yourself included. Who invited him? You wonder. Damn shark swimming about in your lane. Shouldn’t be allowed! But well who’s going to argue with a shark, you? I think not.</text:span></text:p>
      <text:p text:style-name="P4"><text:s text:c="5"/><text:span text:style-name="T13">Coming upon a game of sand volleyball you decide to join. Rotating in you’re doing pretty good until SLAM you get hit in the face with the ball. Sports never were your strong point.</text:span></text:p>
      <text:p text:style-name="P4"><text:s text:c="5"/><text:span text:style-name="T13">Looking back over at the ocean, you see the shark has run dry on land. People are attempting to help it back into the water. You sigh as you go to help. What’s the use of letting it die on land? There isn’t any.</text:span></text:p>
      <text:p text:style-name="P5"/>
      <text:p text:style-name="P9">Drinking</text:p>
      <text:p text:style-name="P10"><text:span text:style-name="T14"><text:s text:c="5"/>At the </text:span><text:span text:style-name="T16">hotel, the one where you fucked the blonde, you pour yourself a drink. Now it’s been years since you’ve had a descent drink. But you pour it anyways. </text:span><text:span text:style-name="T17">A rum and Coke. It’s delicious </text:span><text:span text:style-name="T18">and it takes the edge off of whatever is going on.</text:span></text:p>
      <text:p text:style-name="P10"><text:span text:style-name="T18"><text:s text:c="5"/></text:span><text:span text:style-name="T19">Fortunately the ex wife or well soon to be ex wife doesn’t know where </text:span><text:span text:style-name="T20">your</text:span><text:span text:style-name="T19"> hotel room is. That would be a disaster in and of itself. </text:span><text:span text:style-name="T20">You can’t imagine what would happen if she did find out where you’re staying.</text:span></text:p>
      <text:p text:style-name="P10"><text:span text:style-name="T20"><text:s text:c="5"/></text:span><text:span text:style-name="T21">It would be like taking a trip down memory lane only to find out it was a flight of stairs and you </text:span><text:soft-page-break/><text:span text:style-name="T21">missed the first step all the way down to the landing. </text:span><text:span text:style-name="T22">Bam you hit your head, what a klutz you call yourself. Wondering how that even happened.</text:span></text:p>
      <text:p text:style-name="P10"><text:span text:style-name="T22"><text:s text:c="5"/>The doctors at the ER don’t seem a bit interested in your story of how it happened. They are more interested in why it happened.</text:span></text:p>
      <text:p text:style-name="P10"><text:span text:style-name="T22"><text:s text:c="5"/>You can’t tell them the truth, that you were thinking about fucking the waitress at lunch and you lost your footing. Or that your ex wife found out where you were staying where you ended up fucking that same waitress. No that would be an entirely different chapter in life.</text:span></text:p>
      <text:p text:style-name="P10"><text:span text:style-name="T22"><text:s text:c="5"/>So many things to see in this world and you’re stuck with a ball and chain around your ankle for the next foreseeable future until the judge declares you free.</text:span></text:p>
      <text:p text:style-name="P10"><text:span text:style-name="T22"><text:s text:c="5"/></text:span><text:span text:style-name="T23">Before you know it the bottle of rum is empty. There’s more Coke of course but you don’t want to drink it alone. That’s where the vodka comes into play.</text:span></text:p>
      <text:p text:style-name="P10"><text:span text:style-name="T23"/></text:p>
      <text:p text:style-name="P14"><text:span text:style-name="T28">S</text:span><text:span text:style-name="T27">moking</text:span></text:p>
      <text:p text:style-name="P13"><text:span text:style-name="T15"><text:s text:c="5"/>Grabbing your favorite smoking jacket, you light a pipe. It tastes good, not as good as a cigar mind you but it will do. You ash in an ash tray so gracefully provided by the hotel staff.</text:span></text:p>
      <text:p text:style-name="P13"><text:span text:style-name="T15"><text:s text:c="5"/>It’s a bad habit you decided long ago but got addicted to the nicotine anyway.</text:span></text:p>
      <text:p text:style-name="P13"><text:span text:style-name="T15"><text:s text:c="5"/></text:span><text:span text:style-name="T24">There are days you wish you didn’t smoke, and there are days where you can’t get enough of it. Both days tend to run together from time to time. </text:span><text:span text:style-name="T25">It can be confusing that much is for sure.</text:span></text:p>
      <text:p text:style-name="P13"><text:span text:style-name="T25"><text:s text:c="5"/></text:span><text:span text:style-name="T26">You wish the blonde waitress from lunch the other day was there smoking with you. She had a pair of knockers that would just fit right in with your fac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2-10-22T16:39:00</meta:creation-date>
    <meta:initial-creator>kyle</meta:initial-creator>
    <dc:language>en-US</dc:language>
    <dc:date>2022-08-31T19:48:23.334820230</dc:date>
    <meta:editing-cycles>80</meta:editing-cycles>
    <meta:editing-duration>PT2H13M48S</meta:editing-duration>
    <meta:generator>LibreOffice/6.4.7.2$Linux_X86_64 LibreOffice_project/40$Build-2</meta:generator>
    <meta:document-statistic meta:table-count="0" meta:image-count="0" meta:object-count="0" meta:page-count="4" meta:paragraph-count="37" meta:word-count="1133" meta:character-count="5999" meta:non-whitespace-character-count="4748"/>
    <meta:template xlink:type="simple" xlink:actuate="onRequest" xlink:title="Normal.dotm" xlink:href=""/>
  </office:meta>
</office:document-meta>
</file>